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0pt" officeooo:rsid="0015a2db" officeooo:paragraph-rsid="0015a2db"/>
    </style:style>
    <style:style style:name="P2" style:family="paragraph" style:parent-style-name="Standard" style:list-style-name="L6">
      <style:text-properties fo:font-size="20pt" officeooo:rsid="0015a2db" officeooo:paragraph-rsid="0015a2db"/>
    </style:style>
    <style:style style:name="P3" style:family="paragraph" style:parent-style-name="Standard" style:list-style-name="L7">
      <style:text-properties fo:font-size="20pt" officeooo:rsid="0015a2db" officeooo:paragraph-rsid="0015a2db"/>
    </style:style>
    <style:style style:name="P4" style:family="paragraph" style:parent-style-name="Standard" style:list-style-name="L8">
      <style:text-properties fo:font-size="20pt" officeooo:rsid="0015a2db" officeooo:paragraph-rsid="0015a2db"/>
    </style:style>
    <style:style style:name="P5" style:family="paragraph" style:parent-style-name="Standard">
      <style:text-properties officeooo:paragraph-rsid="0015a2db"/>
    </style:style>
    <style:style style:name="P6" style:family="paragraph" style:parent-style-name="Standard">
      <style:text-properties officeooo:rsid="0015a2db" officeooo:paragraph-rsid="0015a2db"/>
    </style:style>
    <style:style style:name="P7" style:family="paragraph" style:parent-style-name="Standard">
      <style:text-properties fo:color="#0000cd" loext:opacity="100%" fo:font-size="20pt" officeooo:rsid="0015a2db" officeooo:paragraph-rsid="0015a2db"/>
    </style:style>
    <style:style style:name="P8" style:family="paragraph" style:parent-style-name="Standard" style:list-style-name="L1">
      <style:text-properties fo:color="#ffa500" loext:opacity="100%" fo:font-size="20pt" officeooo:rsid="0015a2db" officeooo:paragraph-rsid="0015a2db"/>
    </style:style>
    <style:style style:name="P9" style:family="paragraph" style:parent-style-name="Standard">
      <style:text-properties fo:color="#ffa500" loext:opacity="100%" fo:font-size="20pt" officeooo:rsid="0015a2db" officeooo:paragraph-rsid="0015a2db"/>
    </style:style>
    <style:style style:name="P10" style:family="paragraph" style:parent-style-name="Standard">
      <style:text-properties fo:color="#000000" loext:opacity="100%" officeooo:paragraph-rsid="0015a2db"/>
    </style:style>
    <style:style style:name="P11" style:family="paragraph" style:parent-style-name="Text_20_body" style:list-style-name="L12">
      <style:text-properties fo:font-size="20pt"/>
    </style:style>
    <style:style style:name="P12" style:family="paragraph" style:parent-style-name="Text_20_body" style:list-style-name="L13"/>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text-properties officeooo:rsid="0015a2db" officeooo:paragraph-rsid="0015a2db"/>
    </style:style>
    <style:style style:name="T1" style:family="text">
      <style:text-properties fo:font-size="20pt"/>
    </style:style>
    <style:style style:name="T2" style:family="text">
      <style:text-properties fo:font-size="20pt" officeooo:rsid="0015a2db"/>
    </style:style>
    <style:style style:name="T3" style:family="text">
      <style:text-properties fo:font-size="14pt"/>
    </style:style>
    <style:style style:name="T4" style:family="text">
      <style:text-properties fo:font-size="16pt"/>
    </style:style>
    <style:style style:name="T5" style:family="text">
      <style:text-properties fo:font-size="16pt" officeooo:rsid="0015a2db"/>
    </style:style>
    <style:style style:name="T6" style:family="text">
      <style:text-properties fo:font-size="18pt"/>
    </style:style>
    <style:style style:name="T7" style:family="text">
      <style:text-properties fo:color="#c9211e" loext:opacity="100%"/>
    </style:style>
    <style:style style:name="T8" style:family="text">
      <style:text-properties fo:color="#ffa500" loext:opacity="100%" fo:font-size="20pt" officeooo:rsid="0015a2db"/>
    </style:style>
    <style:style style:name="T9"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 of computer</text:p>
      <text:p text:style-name="P1"/>
      <text:p text:style-name="P1">Computer:- </text:p>
      <text:list text:style-name="L6">
        <text:list-item>
          <text:p text:style-name="P2">It is the electronic device that takes input from the user and processed it and give us output.</text:p>
        </text:list-item>
        <text:list-item>
          <text:p text:style-name="P2">The computer only understand binary number, that does not mean the user will give the input in binary form, user can give the input in binary form, in CPU there are Assembler are present thar convert the user/human readable form into a machine understandable code.</text:p>
        </text:list-item>
      </text:list>
      <text:p text:style-name="P1"/>
      <text:p text:style-name="P1">Basically, the computer have 3 main component that is,</text:p>
      <table:table table:name="Table1" table:style-name="Table1">
        <table:table-column table:style-name="Table1.A"/>
        <table:table-row>
          <table:table-cell table:style-name="Table1.A1" office:value-type="string">
            <text:list text:style-name="L1">
              <text:list-item>
                <text:p text:style-name="P8">Input unit</text:p>
              </text:list-item>
            </text:list>
          </table:table-cell>
        </table:table-row>
        <table:table-row>
          <table:table-cell table:style-name="Table1.A2" office:value-type="string">
            <text:list text:continue-numbering="true" text:style-name="L1">
              <text:list-item>
                <text:p text:style-name="P8">Processing unit</text:p>
              </text:list-item>
            </text:list>
          </table:table-cell>
        </table:table-row>
        <table:table-row>
          <table:table-cell table:style-name="Table1.A2" office:value-type="string">
            <text:list text:continue-numbering="true" text:style-name="L1">
              <text:list-item>
                <text:p text:style-name="P8">Output unit</text:p>
              </text:list-item>
            </text:list>
          </table:table-cell>
        </table:table-row>
      </table:table>
      <text:p text:style-name="P1"/>
      <text:p text:style-name="P1"/>
      <text:p text:style-name="P1"><text:span text:style-name="Strong_20_Emphasis"><text:span text:style-name="T9">Hardware Components and Their Roles</text:span></text:span></text:p>
      <text:p text:style-name="P5"><text:span text:style-name="T8">-- <text:s/>#Input Unit</text:span></text:p>
      <text:p text:style-name="P10"><text:span text:style-name="T2">In One Sentence-</text:span><text:span text:style-name="T5">[</text:span><text:span text:style-name="T2">Receiving data from the user or environment</text:span><text:span text:style-name="T5">.]</text:span></text:p>
      <text:p text:style-name="P6"><text:span text:style-name="T4">In Simple words,</text:span></text:p>
      <text:p text:style-name="P1">The user will give any input through any device. </text:p>
      <text:p text:style-name="P1"/>
      <table:table table:name="Table2" table:style-name="Table2">
        <table:table-column table:style-name="Table2.A"/>
        <table:table-row>
          <table:table-cell table:style-name="Table2.A1" office:value-type="string">
            <text:p text:style-name="P7">Example:- </text:p>
          </table:table-cell>
        </table:table-row>
        <table:table-row>
          <table:table-cell table:style-name="Table2.A2" office:value-type="string">
            <text:p text:style-name="P1"><text:span text:style-name="T7">Keyboard:</text:span> It is the input device that help us to take input from the user.</text:p>
          </table:table-cell>
        </table:table-row>
        <table:table-row>
          <table:table-cell table:style-name="Table2.A2" office:value-type="string">
            <text:p text:style-name="P1"><text:span text:style-name="T7">Mouse:</text:span> In earlier when the mouse is not invent that time, the go from one point to another point is very difficult, but <text:soft-page-break/>in modern world, by using the mouse, if we want to move from one point to another point that is easy.</text:p>
          </table:table-cell>
        </table:table-row>
      </table:table>
      <text:p text:style-name="P1"/>
      <text:p text:style-name="P9">-- #Processing Unit:</text:p>
      <text:p text:style-name="P1"/>
      <text:p text:style-name="P1">-- Processor:</text:p>
      <text:p text:style-name="P1">In One Sentence-[Manipulating and analyzing the data]</text:p>
      <text:p text:style-name="P1">All the work is done in the processing unit by the processor,</text:p>
      <text:p text:style-name="P1">that means from the input and till the output that all are decided by the CPU.</text:p>
      <text:list text:style-name="L7">
        <text:list-item>
          <text:p text:style-name="P3">Control unit(CU):</text:p>
        </text:list-item>
      </text:list>
      <text:list text:style-name="L8">
        <text:list-item>
          <text:p text:style-name="P4">It Controls all the information that comes from the input devices.</text:p>
        </text:list-item>
        <text:list-item>
          <text:p text:style-name="P4">It can get the information from the memory.</text:p>
        </text:list-item>
        <text:list-item>
          <text:p text:style-name="P4">It manage/controls/identify the data flow between components.</text:p>
        </text:list-item>
        <text:list-item>
          <text:p text:style-name="P4">It is used for decode the instruction that are given by the user input, the control unit is decode and to determine what need to be done.</text:p>
        </text:list-item>
      </text:list>
      <text:p text:style-name="P5"><text:span text:style-name="T2">2. ALU(Arithmetic logic unit):</text:span></text:p>
      <text:p text:style-name="P5"><text:span text:style-name="T2"/></text:p>
      <text:p text:style-name="P6"><text:span text:style-name="T1">It is used to perform the mathematical operation as well as Logical operation.</text:span></text:p>
      <text:p text:style-name="P6"><text:span text:style-name="T1">Example:</text:span></text:p>
      <text:p text:style-name="P6"><text:span text:style-name="T1">mathematical operation</text:span></text:p>
      <text:p text:style-name="P6"><text:span text:style-name="T1">Addition,sub., etc.</text:span></text:p>
      <text:p text:style-name="P6"><text:span text:style-name="T1"/></text:p>
      <text:p text:style-name="P6"><text:span text:style-name="T1">Logical operation</text:span></text:p>
      <text:p text:style-name="P6"><text:span text:style-name="T1">greater,less then, AND,OR,NOT,etc.</text:span></text:p>
      <text:p text:style-name="P6"><text:span text:style-name="T1"/></text:p>
      <text:p text:style-name="P6"><text:span text:style-name="T1"/></text:p>
      <text:p text:style-name="P6"><text:soft-page-break/><text:span text:style-name="T1"/></text:p>
      <text:p text:style-name="P6"><text:span text:style-name="Strong_20_Emphasis"><text:span text:style-name="T1">Registers:</text:span></text:span></text:p>
      <text:list text:style-name="L12">
        <text:list-item>
          <text:p text:style-name="P11">Temporary storage within the CPU for fast access to data during operations.</text:p>
        </text:list-item>
      </text:list>
      <text:p text:style-name="P14"><text:span text:style-name="Strong_20_Emphasis"><text:span text:style-name="T1">How the CPU Processes Instructions:</text:span></text:span></text:p>
      <text:list text:style-name="L13">
        <text:list-item>
          <text:p text:style-name="P13"><text:span text:style-name="Strong_20_Emphasis"><text:span text:style-name="T1">Fetch:</text:span></text:span><text:span text:style-name="T1"> Retrieves instructions from memory (RAM).</text:span></text:p>
        </text:list-item>
        <text:list-item>
          <text:p text:style-name="P13"><text:span text:style-name="Strong_20_Emphasis"><text:span text:style-name="T1">Decode:</text:span></text:span><text:span text:style-name="T1"> Breaks down the instructions into machine language.</text:span></text:p>
        </text:list-item>
        <text:list-item>
          <text:p text:style-name="P13"><text:span text:style-name="Strong_20_Emphasis"><text:span text:style-name="T1">Execute:</text:span></text:span><text:span text:style-name="T1"> Performs the instruction using the ALU, memory, or other components.</text:span></text:p>
        </text:list-item>
        <text:list-item>
          <text:p text:style-name="P12"><text:span text:style-name="Strong_20_Emphasis"><text:span text:style-name="T1">Store:</text:span></text:span><text:span text:style-name="T1"> Saves the result back into memory or a register.</text:span></text:p>
        </text:list-item>
      </text:list>
      <text:p text:style-name="P6"><text:span text:style-name="T1"/></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23:38:12.475746560</meta:creation-date>
    <dc:date>2025-01-13T00:26:23.492376642</dc:date>
    <meta:editing-duration>PT48M12S</meta:editing-duration>
    <meta:editing-cycles>1</meta:editing-cycles>
    <meta:document-statistic meta:table-count="2" meta:image-count="0" meta:object-count="0" meta:page-count="3" meta:paragraph-count="40" meta:word-count="361" meta:character-count="2092" meta:non-whitespace-character-count="1782"/>
    <meta:generator>LibreOffice/7.6.7.2$Linux_X86_64 LibreOffice_project/60$Build-2</meta:generator>
  </office:meta>
</office:document-meta>
</file>